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2mm"/>
    </style:style>
    <style:style style:name="co2" style:family="table-column">
      <style:table-column-properties fo:break-before="auto" style:column-width="7.58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49.99mm"/>
    </style:style>
    <style:style style:name="co6" style:family="table-column">
      <style:table-column-properties fo:break-before="auto" style:column-width="18.27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1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63mm" fo:break-before="auto" style:use-optimal-row-height="false"/>
    </style:style>
    <style:style style:name="ro3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table table:name="socket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ce2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1 C2 C4 C6 C7 C8 C9 C10 C11 C1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_060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3 D4</text:p>
          </table:table-cell>
          <table:table-cell office:value-type="string" calcext:value-type="string">
            <text:p>BT137-600E</text:p>
          </table:table-cell>
          <table:table-cell office:value-type="string" calcext:value-type="string">
            <text:p>TO-220-3_Vertic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M3Z3V6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F05</text:p>
          </table:table-cell>
          <table:table-cell office:value-type="string" calcext:value-type="string">
            <text:p>SOT-353_SC-70-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2 D6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_SMA-SMB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5Vext</text:p>
          </table:table-cell>
          <table:table-cell office:value-type="string" calcext:value-type="string">
            <text:p>PinHeader_1x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DSUB-15_Ma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6 J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erminalBlo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inHeader_1x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USB_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1 K2</text:p>
          </table:table-cell>
          <table:table-cell office:value-type="string" calcext:value-type="string">
            <text:p>SRD-05VDC</text:p>
          </table:table-cell>
          <table:table-cell office:value-type="string" calcext:value-type="string">
            <text:p>Rela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1 Q2 Q8 Q9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3 Q4</text:p>
          </table:table-cell>
          <table:table-cell office:value-type="string" calcext:value-type="string">
            <text:p>SI2300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7 R8 R9 R10 R15 R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1 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3 R4 R11 R12 R14 R16 R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19 R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Axi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20 R2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2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2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CS712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SOIC-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SOP-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U8 U9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DIP-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U5 U6 U7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DIP-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TM8S003F3P</text:p>
          </table:table-cell>
          <table:table-cell office:value-type="string" calcext:value-type="string">
            <text:p>SSOP-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1 C2 C4 C6 C7 C8 C9 C10 C11 C1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_060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 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3 D4</text:p>
          </table:table-cell>
          <table:table-cell office:value-type="string" calcext:value-type="string">
            <text:p>BT137-600E</text:p>
          </table:table-cell>
          <table:table-cell office:value-type="string" calcext:value-type="string">
            <text:p>TO-220-3_Vertic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M3Z3V6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F05</text:p>
          </table:table-cell>
          <table:table-cell office:value-type="string" calcext:value-type="string">
            <text:p>SOT-353_SC-70-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2 D6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_SMA-SMB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5Vext</text:p>
          </table:table-cell>
          <table:table-cell office:value-type="string" calcext:value-type="string">
            <text:p>PinHeader_1x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DSUB-15_Ma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6 J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erminalBlo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inHeader_1x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USB_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1 K2</text:p>
          </table:table-cell>
          <table:table-cell office:value-type="string" calcext:value-type="string">
            <text:p>SRD-05VDC</text:p>
          </table:table-cell>
          <table:table-cell office:value-type="string" calcext:value-type="string">
            <text:p>Rela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1 Q2 Q8 Q9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3 Q4</text:p>
          </table:table-cell>
          <table:table-cell office:value-type="string" calcext:value-type="string">
            <text:p>SI2300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7 R8 R9 R10 R15 R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6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1 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3 R4 R11 R12 R14 R16 R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19 R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Axi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R20 R2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2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2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CS712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SOIC-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SOP-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U8 U9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DIP-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U5 U6 U7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DIP-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TM8S003F3P</text:p>
          </table:table-cell>
          <table:table-cell office:value-type="string" calcext:value-type="string">
            <text:p>SSOP-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page-width="210.01mm" fo:page-height="297mm" fo:margin-top="4.99mm" fo:margin-bottom="4.99mm" fo:margin-left="4.99mm" fo:margin-right="4.99mm" style:shadow="none" style:scale-to="8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6:26:49.297592900</dc:date>
    <meta:editing-duration>PT9M15S</meta:editing-duration>
    <meta:editing-cycles>4</meta:editing-cycles>
    <meta:generator>LibreOffice/6.0.2.1.0$Linux_X86_64 LibreOffice_project/00m0$Build-1</meta:generator>
    <meta:print-date>2018-03-23T16:26:46.567726827</meta:print-date>
    <meta:document-statistic meta:table-count="1" meta:cell-count="320" meta:object-count="0"/>
  </office:meta>
</office:document-meta>
</file>